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style:font-size-asian="13pt" style:font-size-complex="13pt"/>
    </style:style>
    <style:style style:name="P2" style:family="paragraph" style:parent-style-name="Standard">
      <style:paragraph-properties fo:text-align="center" style:justify-single-word="false"/>
      <style:text-properties fo:font-size="13pt" style:text-underline-style="none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style:text-underline-style="none" style:font-size-asian="13pt" style:font-size-complex="13pt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MARKET REPORT</text:p>
      <text:p text:style-name="P3"/>
      <text:p text:style-name="P3">Date 30th/06/014</text:p>
      <text:p text:style-name="P3"/>
      <text:p text:style-name="P3">SUBJECT</text:p>
      <text:p text:style-name="P1">The potential customers</text:p>
      <text:p text:style-name="P1"/>
      <text:p text:style-name="P3">Our potential customers are the recyclers and collectors.</text:p>
      <text:p text:style-name="P1">How large is the market</text:p>
      <text:p text:style-name="P1"/>
      <text:p text:style-name="P3">We still don't know but it will depend on how many recyclers and garbage collectors we will have.</text:p>
      <text:p text:style-name="P1">Our competition</text:p>
      <text:p text:style-name="P3">We don't have any competitors because this is <text:s/>an untapped business.</text:p>
      <text:p text:style-name="P1">Market share</text:p>
      <text:p text:style-name="P3">Our market share will depend on the number of the recyclers and garbage collectors we will have</text:p>
      <text:p text:style-name="P1">Our strategic</text:p>
      <text:p text:style-name="P1"><text:span text:style-name="T1">We will use tweeter because most of the people in tweeter talk more on bisinessess.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13:57:24</meta:creation-date>
    <dc:date>2014-06-30T16:12:22</dc:date>
    <meta:editing-duration>PT34M50S</meta:editing-duration>
    <meta:editing-cycles>1</meta:editing-cycles>
    <meta:generator>LibreOffice/3.5$Linux_X86_64 LibreOffice_project/350m1$Build-2</meta:generator>
    <meta:document-statistic meta:table-count="0" meta:image-count="0" meta:object-count="0" meta:page-count="1" meta:paragraph-count="13" meta:word-count="88" meta:character-count="522" meta:non-whitespace-character-count="446"/>
  </office:meta>
</office:document-meta>
</file>